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4631A0DA527.png" manifest:media-type="image/png"/>
  <manifest:file-entry manifest:full-path="Pictures/10002DE7000052100000741140FACE4A.pdf" manifest:media-type="application/pdf"/>
  <manifest:file-entry manifest:full-path="Pictures/1000000100000580000003547C85193E.png" manifest:media-type="image/png"/>
  <manifest:file-entry manifest:full-path="Pictures/100000010000033400000262FC677E81.png" manifest:media-type="image/png"/>
  <manifest:file-entry manifest:full-path="Pictures/1000ED2900017CDC00011B3441DFC318.svg" manifest:media-type="image/svg+xml"/>
  <manifest:file-entry manifest:full-path="Pictures/10000000000007800000043812E2BE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3" style:family="paragraph" style:parent-style-name="Standard">
      <style:text-properties fo:font-weight="bold" officeooo:rsid="0019093b" officeooo:paragraph-rsid="001d6540" style:font-weight-asian="bold" style:font-weight-complex="bold"/>
    </style:style>
    <style:style style:name="P4" style:family="paragraph" style:parent-style-name="Standard">
      <style:text-properties style:text-position="super 58%" officeooo:rsid="0019093b" officeooo:paragraph-rsid="0019093b"/>
    </style:style>
    <style:style style:name="P5" style:family="paragraph" style:parent-style-name="Standard">
      <style:paragraph-properties fo:break-before="page"/>
      <style:text-properties officeooo:rsid="0019093b" officeooo:paragraph-rsid="0019093b"/>
    </style:style>
    <style:style style:name="P6" style:family="paragraph" style:parent-style-name="Standard">
      <style:text-properties officeooo:rsid="0019093b" officeooo:paragraph-rsid="001d65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6540" style:font-weight-asian="bold" style:font-weight-complex="bold"/>
    </style:style>
    <style:style style:name="T3" style:family="text">
      <style:text-properties fo:font-weight="bold" officeooo:rsid="00200f9c" style:font-weight-asian="bold" style:font-weight-complex="bold"/>
    </style:style>
    <style:style style:name="T4" style:family="text">
      <style:text-properties fo:font-weight="bold" officeooo:rsid="00255e8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17cm, 0cm, 25.5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Ansicht</text:p>
      <text:p text:style-name="P2"/>
      <text:p text:style-name="P4"><draw:frame draw:style-name="fr2" draw:name="Bild1" text:anchor-type="char" svg:width="17cm" svg:height="9.562cm" draw:z-index="0"><draw:image xlink:href="Pictures/10000000000007800000043812E2BE01.png" xlink:type="simple" xlink:show="embed" xlink:actuate="onLoad" draw:mime-type="image/png"/></draw:frame></text:p>
      <text:p text:style-name="P1"/>
      <text:p text:style-name="P2"/>
      <text:p text:style-name="P5"><text:span text:style-name="T1">Draufsicht</text:span></text:p>
      <text:p text:style-name="P1"><draw:frame draw:style-name="fr2" draw:name="Bild2" text:anchor-type="char" svg:width="17cm" svg:height="12.64cm" draw:z-index="1"><draw:image xlink:href="Pictures/1000ED2900017CDC00011B3441DFC318.svg" xlink:type="simple" xlink:show="embed" xlink:actuate="onLoad" draw:mime-type="image/svg+xml"/><draw:image xlink:href="Pictures/100000010000033400000262FC677E81.png" xlink:type="simple" xlink:show="embed" xlink:actuate="onLoad" draw:mime-type="image/png"/></draw:frame></text:p>
      <text:p text:style-name="P1"><draw:frame draw:style-name="fr2" draw:name="Bild3" text:anchor-type="char" svg:width="17cm" svg:height="10.287cm" draw:z-index="2"><draw:image xlink:href="Pictures/1000000100000580000003547C85193E.png" xlink:type="simple" xlink:show="embed" xlink:actuate="onLoad" draw:mime-type="image/png"/></draw:frame></text:p>
      <text:p text:style-name="P1"/>
      <text:p text:style-name="P2"/>
      <text:p text:style-name="P3"><text:soft-page-break/></text:p>
      <text:p text:style-name="P6"><text:span text:style-name="T2">S</text:span><text:span text:style-name="T1">tückliste </text:span><text:span text:style-name="T4">Feuerschutz</text:span></text:p>
      <text:p text:style-name="P6"><draw:frame draw:style-name="fr1" draw:name="Bild4" text:anchor-type="char" svg:x="0cm" svg:y="2.037cm" svg:width="17cm" svg:height="1.358cm" draw:z-index="3"><draw:image xlink:href="Pictures/10002DE7000052100000741140FACE4A.pdf" xlink:type="simple" xlink:show="embed" xlink:actuate="onLoad" draw:mime-type="application/pdf"/><draw:image xlink:href="Pictures/100000010000031A000004631A0DA527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6T08:48:04.229002177</dc:date>
    <meta:editing-duration>PT10H27M28S</meta:editing-duration>
    <meta:editing-cycles>12</meta:editing-cycles>
    <meta:generator>LibreOffice/24.2.3.2$Linux_X86_64 LibreOffice_project/433d9c2ded56988e8a90e6b2e771ee4e6a5ab2ba</meta:generator>
    <meta:print-date>2024-05-23T05:51:04.611224485</meta:print-date>
    <meta:printed-by>PDF-Dateien</meta:printed-by>
    <meta:document-statistic meta:table-count="0" meta:image-count="4" meta:object-count="0" meta:page-count="3" meta:paragraph-count="3" meta:word-count="5" meta:character-count="42" meta:non-whitespace-character-count="40"/>
  </office:meta>
</office:document-meta>
</file>